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13" calcext:value-type="float">
            <text:p>613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55" calcext:value-type="float">
            <text:p>155</text:p>
          </table:table-cell>
          <table:table-cell table:style-name="ce81" office:value-type="string" calcext:value-type="string">
            <text:p>{5, 3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69"/>
          <table:table-cell table:style-name="ce76"/>
          <table:table-cell table:style-name="ce84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24"/>
          <table:table-cell table:style-name="ce7"/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8"/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9"/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10"/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4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13" calcext:value-type="float">
            <text:p>613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55" calcext:value-type="float">
            <text:p>155</text:p>
          </table:table-cell>
          <table:table-cell table:style-name="ce81" office:value-type="string" calcext:value-type="string">
            <text:p>{5, 3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69"/>
          <table:table-cell table:style-name="ce76"/>
          <table:table-cell table:style-name="ce84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24"/>
          <table:table-cell table:style-name="ce7"/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8"/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9"/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10"/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0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ePlate33_</text:p>
          </table:table-cell>
          <table:table-cell table:style-name="ce96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Application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#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d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ntex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cid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mm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iti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ere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cre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ss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ecu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c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witch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viron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verif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ul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feat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usine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eiz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li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ndator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o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tra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uthen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v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yste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e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us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pyrigh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off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l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nso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k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radi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av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teres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and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ggreg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ason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i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li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lectr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i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hol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unci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_group_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Fuse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dur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ith</text:p>
          </table:table-cell>
          <table:table-cell table:style-name="ce103" office:value-type="string" calcext:value-type="string">
            <text:p>Syntax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A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a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na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ur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rchite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odu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haracteris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rgan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strument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l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xpre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g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al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rea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ver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form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o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rmi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sme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a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chanis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rpor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he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un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tiv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wi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knowled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igh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ch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w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in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ccup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k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met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gre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ploma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du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unique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Requirement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decid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iend</text:p>
          </table:table-cell>
          <table:table-cell table:style-name="ce103" office:value-type="string" calcext:value-type="string">
            <text:p>Scrip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B#2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e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nc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ediu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amespa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iqu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br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ame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b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lat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Kern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u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p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n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ssembl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bo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ig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ea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n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b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v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ea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wh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inta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y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ent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a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ie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o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t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pos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rv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mil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et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g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li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p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orma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Heading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initi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un</text:p>
          </table:table-cell>
          <table:table-cell table:style-name="ce103" office:value-type="string" calcext:value-type="string">
            <text:p>Torren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C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r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u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nalogu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erio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il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and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w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ri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trib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or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oo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pa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icr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tc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x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bm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i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e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ithe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comp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qu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si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vio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c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ntin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Un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ap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lob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que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Virtu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ogarith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vo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ps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u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ring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ngt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i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le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Gross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cre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una &amp; Flora</text:p>
          </table:table-cell>
          <table:table-cell table:style-name="ce103" office:value-type="string" calcext:value-type="string">
            <text:p>Infrastructure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D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racti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/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/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/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m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/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tic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/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mpan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/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o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/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ble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/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/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su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/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e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/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u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/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u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/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/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/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/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l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/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/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psu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/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tell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/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aq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/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ro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/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rr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/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faul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/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/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unction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/>
          <table:table-cell table:style-name="ce97" office:value-type="string" calcext:value-type="string">
            <text:p>//</text:p>
          </table:table-cell>
          <table:table-cell table:style-name="ce109"/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223" meta:object-count="0"/>
    <meta:generator>LibreOfficeDev/6.0.5.2$Linux_X86_64 LibreOffice_project/</meta:generator>
  </office:meta>
</office:document-meta>
</file>